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36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6">
          <table:table-cell table:number-columns-repeated="12"/>
        </table:table-row>
        <table:table-row table:style-name="ro2">
          <table:table-cell office:value-type="string" calcext:value-type="string">
            <text:p/>
            <text:p>Traceback (most recent call last):</text:p>
            <text:p>  File "/usr/lib/libreoffice/share/Scripts/python/ods_python_script.py", line 614, in ccarLoop</text:p>
            <text:p>    payload = sendLoginRequest(userName, password);</text:p>
            <text:p>NameError: name 'sendLoginRequest' is not defined</text:p>
            <text:p/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Closing websocket conn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07:42:33.729750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19T07:44:28.279375688</dc:date>
    <meta:editing-duration>P3DT16H53M26S</meta:editing-duration>
    <meta:editing-cycles>88</meta:editing-cycles>
    <meta:generator>LibreOffice/4.2.8.2$Linux_X86_64 LibreOffice_project/420m0$Build-2</meta:generator>
    <meta:document-statistic meta:table-count="3" meta:cell-count="17" meta:object-count="2"/>
  </office:meta>
</office:document-meta>
</file>